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490.96pt"/>
    </style:style>
    <style:style style:name="co3" style:family="table-column">
      <style:table-column-properties fo:break-before="auto" style:column-width="492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nglais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AskPreference</text:p>
          </table:table-cell>
          <table:table-cell table:style-name="ce2" office:value-type="string" calcext:value-type="string">
            <text:p>"What would you like?</text:p>
          </table:table-cell>
          <table:table-cell table:style-name="ce1" office:value-type="string" calcext:value-type="string">
            <text:p>où désires tu aller ?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What kind of <text:span text:style-name="T1">criterion </text:span><text:span text:style-name="T2">do you like ?</text:span></text:p>
          </table:table-cell>
          <table:table-cell table:style-name="ce1" office:value-type="string" calcext:value-type="string">
            <text:p>Quel type de <text:span text:style-name="T1">criterion </text:span><text:span text:style-name="T2">aimes tu ?</text:span>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Do you like <text:span text:style-name="T1">criterion topic (Do you like cheap restaurant ?)</text:span></text:p>
          </table:table-cell>
          <table:table-cell table:style-name="ce1" office:value-type="string" calcext:value-type="string">
            <text:p>Est que tu aimes les <text:span text:style-name="T1">topic criterion (Est que tu aimes les restaurants pas cher?)</text:span></text:p>
          </table:table-cell>
        </table:table-row>
        <table:table-row table:style-name="ro1">
          <table:table-cell table:style-name="ce1" office:value-type="string" calcext:value-type="string">
            <text:p>State preference</text:p>
          </table:table-cell>
          <table:table-cell table:style-name="ce1" office:value-type="string" calcext:value-type="string">
            <text:p>I [don’t ] like <text:span text:style-name="T1">criterion topic (</text:span><text:span text:style-name="T2">I like japanese cuisine)</text:span></text:p>
          </table:table-cell>
          <table:table-cell table:style-name="ce1" office:value-type="string" calcext:value-type="string">
            <text:p>J’aime/ Je n’aime pas [le /la] <text:span text:style-name="T1">topic</text:span> <text:span text:style-name="T1">criterion. </text:span><text:span text:style-name="T2">J’aime la cuisine japonaise</text:span><text:span text:style-name="T1"> </text:span>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pose</text:p>
          </table:table-cell>
          <table:table-cell office:value-type="string" calcext:value-type="string">
            <text:p>Let’s go to <text:span text:style-name="T1">critetion topic (Let’s go to a cheap restaurant)</text:span></text:p>
          </table:table-cell>
          <table:table-cell office:value-type="string" calcext:value-type="string">
            <text:p>Allons à un <text:span text:style-name="T1">topic critetion. </text:span></text:p>
          </table:table-cell>
        </table:table-row>
        <table:table-row table:style-name="ro1">
          <table:covered-table-cell/>
          <table:table-cell office:value-type="string" calcext:value-type="string">
            <text:p>Let's go to the Kintaro restaurant. It's a cozy, expensive Japanese restaurant on the pere lachaise.</text:p>
          </table:table-cell>
          <table:table-cell office:value-type="string" calcext:value-type="string">
            <text:p>Allons au restautant Kintaro. c’est un restaurant japonais, cher, cosy situé à Pere lachaise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I'd rather choose something else</text:p>
          </table:table-cell>
          <table:table-cell office:value-type="string" calcext:value-type="string">
            <text:p>Je préfère choisir autre chose</text:p>
          </table:table-cell>
        </table:table-row>
        <table:table-row table:style-name="ro1">
          <table:table-cell office:value-type="string" calcext:value-type="string">
            <text:p>AcceptPropose</text:p>
          </table:table-cell>
          <table:table-cell office:value-type="string" calcext:value-type="string">
            <text:p>Okay. Thus, let's go to the Edokko . It's a lively, expensive Japanese restaurant on the pere lachaise.</text:p>
          </table:table-cell>
          <table:table-cell office:value-type="string" calcext:value-type="string">
            <text:p>D’accord. Donc, allons au restaurant Edokko. c’est un restaurant japonais, cher, cosy, situé à Pere lachaise</text:p>
          </table:table-cell>
        </table:table-row>
        <table:table-row table:style-name="ro1">
          <table:table-cell office:value-type="string" calcext:value-type="string">
            <text:p>RejectState</text:p>
          </table:table-cell>
          <table:table-cell office:value-type="string" calcext:value-type="string">
            <text:p>I don’t like <text:span text:style-name="T1">criterion. </text:span><text:span text:style-name="T2">Let’s choose something else</text:span></text:p>
          </table:table-cell>
          <table:table-cell office:value-type="string" calcext:value-type="string">
            <text:p>Je n’aime pas <text:span text:style-name="T1">critere. Choisissons autre chose.</text:span>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ejectPropose</text:p>
          </table:table-cell>
          <table:table-cell office:value-type="string" calcext:value-type="string">
            <text:p>I don’t want to go to <text:span text:style-name="T1">proposal. </text:span><text:span text:style-name="T2">Let’s rather go to </text:span><text:span text:style-name="T1">proposal2</text:span></text:p>
          </table:table-cell>
          <table:table-cell office:value-type="string" calcext:value-type="string">
            <text:p>Je ne veux pas aller à <text:span text:style-name="T1">proposal. </text:span><text:span text:style-name="T2">Allons plutôt à </text:span><text:span text:style-name="T1">proposal2</text:span></text:p>
          </table:table-cell>
        </table:table-row>
        <table:table-row table:style-name="ro1">
          <table:covered-table-cell/>
          <table:table-cell office:value-type="string" calcext:value-type="string">
            <text:p>I don’t want to go to <text:span text:style-name="T1">proposal. </text:span><text:span text:style-name="T2">Let’s go to another </text:span><text:span text:style-name="T1">proposal2</text:span></text:p>
          </table:table-cell>
          <table:table-cell office:value-type="string" calcext:value-type="string">
            <text:p>Je ne veux pas aller à proposal. Allons à un autre proposal2</text:p>
          </table:table-cell>
        </table:table-row>
        <table:table-row table:style-name="ro1"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Accept</text:p>
          </table:table-cell>
          <table:table-cell office:value-type="string" calcext:value-type="string">
            <text:p>Okay, let’s go to <text:span text:style-name="T1">proposal</text:span></text:p>
          </table:table-cell>
          <table:table-cell office:value-type="string" calcext:value-type="string">
            <text:p>D’accord, allons au <text:span text:style-name="T1">proposal</text:span></text:p>
          </table:table-cell>
        </table:table-row>
        <table:table-row table:style-name="ro1">
          <table:covered-table-cell/>
          <table:table-cell office:value-type="string" calcext:value-type="string">
            <text:p>You proposed <text:span text:style-name="T1">proposal</text:span> earlier. In the end that’s suits me fine</text:p>
          </table:table-cell>
          <table:table-cell office:value-type="string" calcext:value-type="string">
            <text:p>Tu avais proposé proposal avant. à la fin qui me convient bien</text:p>
          </table:table-cell>
        </table:table-row>
        <table:table-row table:style-name="ro1">
          <table:covered-table-cell/>
          <table:table-cell office:value-type="string" calcext:value-type="string">
            <text:p>In the end, I prefer to go to <text:span text:style-name="T1">proposal</text:span></text:p>
          </table:table-cell>
          <table:table-cell office:value-type="string" calcext:value-type="string">
            <text:p>Au final, je préfère aller au <text:span text:style-name="T1">proposal</text:span></text:p>
          </table:table-cell>
        </table:table-row>
        <table:table-row table:style-name="ro1">
          <table:covered-table-cell/>
          <table:table-cell office:value-type="string" calcext:value-type="string">
            <text:p>I prefer to go to a <text:span text:style-name="T1">criterion, </text:span><text:span text:style-name="T2">but not to the </text:span><text:span text:style-name="T1">optionProp</text:span></text:p>
          </table:table-cell>
          <table:table-cell office:value-type="string" calcext:value-type="string">
            <text:p>Je veux aller à un  restaurant <text:span text:style-name="T1">criterion, </text:span><text:span text:style-name="T2">mais pas au restaurant </text:span><text:span text:style-name="T1">OptionProp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7:11:44.393447130</meta:creation-date>
    <dc:date>2018-03-09T19:02:00.629263110</dc:date>
    <meta:editing-duration>PT17M33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